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5.596cm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fill="solid" draw:fill-color="#99ccff" draw:textarea-horizontal-align="center" draw:textarea-vertical-align="middle" draw:shadow-offset-x="0.305cm" draw:shadow-offset-y="0.30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1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font-size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5cm" svg:height="1cm" svg:x="1.5cm" svg:y="5.5cm">
          <text:p text:style-name="P1"><text:span text:style-name="T1">Controller &amp;</text:span></text:p>
          <text:p text:style-name="P1"><text:span text:style-name="T1"><text:s/></text:span><text:span text:style-name="T1">Brake Serv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cm" svg:x="1.5cm" svg:y="4cm">
          <text:p text:style-name="P1"><text:span text:style-name="T1">Motor Controller</text:span></text:p>
          <text:p text:style-name="P1"><text:span text:style-name="T1"><text:s/></text:span><text:span text:style-name="T1">&amp; hu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1.674cm" svg:y="1.17cm">
          <text:p text:style-name="P1"><text:span text:style-name="T1">Wireless</text:span></text:p>
          <text:p text:style-name="P1"><text:span text:style-name="T1">E Sto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5.5cm" svg:x2="6cm" svg:y2="6cm">
          <text:p/>
        </draw:line>
        <draw:line draw:style-name="gr3" draw:text-style-name="P3" draw:layer="layout" svg:x1="18.653cm" svg:y1="5.445cm" svg:x2="12.049cm" svg:y2="5.445cm">
          <text:p/>
        </draw:line>
        <draw:custom-shape draw:style-name="gr4" draw:text-style-name="P2" draw:layer="layout" svg:width="4cm" svg:height="2cm" svg:x="18.78cm" svg:y="4.715cm">
          <text:p text:style-name="P1"><text:span text:style-name="T1">C3 Pilot</text:span></text:p>
          <text:p text:style-name="P1"><text:span text:style-name="T1">Arduino Na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measurelines" svg:width="5.5cm" svg:height="1cm" svg:x="20.939cm" svg:y="1.397cm">
          <text:p text:style-name="P1"><text:span text:style-name="T1">Proximity sensors</text:span></text:p>
          <text:p text:style-name="P1"><text:span text:style-name="T1">Maxbotix XL-MaxSon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4" draw:layer="layout" svg:x1="18.275cm" svg:y1="14.119cm" svg:x2="18.275cm" svg:y2="12.802cm">
          <text:p/>
        </draw:line>
        <draw:custom-shape draw:style-name="gr1" draw:text-style-name="P2" draw:layer="layout" svg:width="4.5cm" svg:height="1cm" svg:x="1.5cm" svg:y="7cm">
          <text:p text:style-name="P1"><text:span text:style-name="T1">Controller &amp;</text:span></text:p>
          <text:p text:style-name="P1"><text:span text:style-name="T1">Steering Servo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6.5cm" svg:x2="6cm" svg:y2="7.5cm">
          <text:p/>
        </draw:line>
        <draw:frame draw:style-name="gr7" draw:text-style-name="P6" draw:layer="layout" svg:width="6.096cm" svg:height="0.889cm" svg:x="12.557cm" svg:y="4.81cm">
          <draw:text-box draw:corner-radius="3.438cm">
            <text:p text:style-name="P5"><text:span text:style-name="T1">Steer &amp; Speed</text:span></text:p>
          </draw:text-box>
        </draw:frame>
        <draw:custom-shape draw:style-name="gr4" draw:text-style-name="P2" draw:layer="layout" svg:width="4cm" svg:height="2.082cm" svg:x="7.959cm" svg:y="4.5cm">
          <text:p text:style-name="P1"><text:span text:style-name="T1">C2 Dual Mode</text:span></text:p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3cm" svg:y1="2.5cm" svg:x2="4cm" svg:y2="4cm">
          <text:p/>
        </draw:line>
        <draw:line draw:style-name="gr6" draw:text-style-name="P4" draw:layer="layout" svg:x1="4.5cm" svg:y1="2cm" svg:x2="9cm" svg:y2="4.5cm">
          <text:p/>
        </draw:line>
        <draw:custom-shape draw:style-name="gr2" draw:text-style-name="P2" draw:layer="layout" svg:width="3cm" svg:height="1.5cm" svg:x="2.5cm" svg:y="9cm">
          <text:p text:style-name="P1"><text:span text:style-name="T1">Joystick</text:span></text:p>
          <text:p text:style-name="P1"><text:span text:style-name="T1">APEM 900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5cm" svg:x2="6cm" svg:y2="4.5cm">
          <text:p/>
        </draw:line>
        <draw:custom-shape draw:style-name="gr4" draw:text-style-name="P2" draw:layer="layout" svg:width="4.5cm" svg:height="2cm" svg:x="16.935cm" svg:y="11.001cm">
          <text:p text:style-name="P1"><text:span text:style-name="T1">C6 Navigator</text:span></text:p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measurelines" svg:width="4cm" svg:height="2cm" svg:x="22.935cm" svg:y="13.501cm">
          <text:p text:style-name="P1"><text:span text:style-name="T1">C4 Path Planner</text:span></text:p>
          <text:p text:style-name="P1"><text:span text:style-name="T1">Arduino Nan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measurelines" svg:width="5.5cm" svg:height="1cm" svg:x="9.435cm" svg:y="10.501cm">
          <text:p text:style-name="P1"><text:span text:style-name="T1">Optical Mous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435cm" svg:y1="11.501cm" svg:x2="24.114cm" svg:y2="13.319cm">
          <text:p text:style-name="P1"><text:span text:style-name="T1">Estimated</text:span></text:p>
          <text:p text:style-name="P1"><text:span text:style-name="T1">Position</text:span></text:p>
        </draw:line>
        <draw:line draw:style-name="gr6" draw:text-style-name="P4" draw:layer="layout" svg:x1="19.882cm" svg:y1="14.501cm" svg:x2="22.935cm" svg:y2="14.501cm">
          <text:p/>
        </draw:line>
        <draw:line draw:style-name="gr6" draw:text-style-name="P4" draw:layer="layout" svg:x1="14.935cm" svg:y1="11.001cm" svg:x2="16.935cm" svg:y2="11.501cm">
          <text:p/>
        </draw:line>
        <draw:line draw:style-name="gr6" draw:text-style-name="P4" draw:layer="layout" svg:x1="14.935cm" svg:y1="13.001cm" svg:x2="16.935cm" svg:y2="12.001cm">
          <text:p/>
        </draw:line>
        <draw:custom-shape draw:style-name="gr10" draw:text-style-name="P2" draw:layer="layout" svg:width="3cm" svg:height="1.5cm" svg:x="16.952cm" svg:y="13.926cm">
          <text:p text:style-name="P1"><text:span text:style-name="T1">Destina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5cm" svg:x="9.435cm" svg:y="17.001cm">
          <text:p text:style-name="P1"><text:span text:style-name="T1">Web Camer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7cm" svg:height="2cm" svg:x="16.935cm" svg:y="17.001cm">
          <text:p text:style-name="P1"><text:span text:style-name="T1">C7: Vision</text:span></text:p>
          <text:p text:style-name="P1"><text:span text:style-name="T1">Raspberry Pi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9.382cm" svg:y1="16.001cm" svg:x2="22.882cm" svg:y2="15.001cm">
          <text:p/>
        </draw:line>
        <draw:custom-shape draw:style-name="gr5" draw:text-style-name="P2" draw:layer="layout" svg:width="5.5cm" svg:height="1cm" svg:x="9.435cm" svg:y="14.001cm">
          <text:p text:style-name="P1"><text:span text:style-name="T1">Inertial Navigation Unit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935cm" svg:y1="14.501cm" svg:x2="16.935cm" svg:y2="12.501cm">
          <text:p/>
        </draw:line>
        <draw:line draw:style-name="gr6" draw:text-style-name="P4" draw:layer="layout" svg:x1="16.935cm" svg:y1="9.501cm" svg:x2="16.935cm" svg:y2="11.001cm">
          <text:p/>
        </draw:line>
        <draw:custom-shape draw:style-name="gr12" draw:text-style-name="P2" draw:layer="layout" svg:width="5.5cm" svg:height="1cm" svg:x="9.435cm" svg:y="9.001cm">
          <text:p text:style-name="P1"><text:span text:style-name="T1">Hall Odometer</text:span></text:p>
          <text:p text:style-name="P1"><text:span text:style-name="T1">(Cyclometer)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935cm" svg:y1="9.501cm" svg:x2="16.935cm" svg:y2="9.501cm">
          <text:p/>
        </draw:line>
        <draw:custom-shape draw:style-name="gr5" draw:text-style-name="P2" draw:layer="layout" svg:width="5.5cm" svg:height="1cm" svg:x="9.382cm" svg:y="12.234cm"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935cm" svg:y1="18.001cm" svg:x2="16.935cm" svg:y2="18.001cm">
          <text:p/>
        </draw:line>
        <draw:custom-shape draw:style-name="gr13" draw:text-style-name="P2" draw:layer="layout" svg:width="3cm" svg:height="1.5cm" svg:x="22.935cm" svg:y="17.501cm">
          <text:p text:style-name="P1"><text:span text:style-name="T1">Map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4.935cm" svg:y1="17.501cm" svg:x2="24.935cm" svg:y2="15.501cm">
          <text:p/>
        </draw:line>
        <draw:line draw:style-name="gr11" draw:text-style-name="P4" draw:layer="layout" svg:x1="19.382cm" svg:y1="16.001cm" svg:x2="19.382cm" svg:y2="17.001cm">
          <text:p/>
        </draw:line>
        <draw:custom-shape draw:style-name="gr14" draw:text-style-name="P7" draw:layer="layout" svg:width="3cm" svg:height="1.5cm" svg:x="2.5cm" svg:y="11.5cm">
          <text:p text:style-name="P7"><text:span text:style-name="T2">Control 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5.5cm" svg:y1="10cm" svg:x2="9cm" svg:y2="6.5cm">
          <text:p/>
        </draw:line>
        <draw:line draw:style-name="gr15" draw:text-style-name="P3" draw:layer="layout" svg:x1="5.5cm" svg:y1="12.5cm" svg:x2="10.5cm" svg:y2="6.5cm">
          <text:p/>
        </draw:line>
        <draw:line draw:style-name="gr15" draw:text-style-name="P3" draw:layer="layout" svg:x1="23.352cm" svg:y1="2.524cm" svg:x2="20.431cm" svg:y2="4.556cm">
          <text:p/>
        </draw:line>
        <draw:line draw:style-name="gr15" draw:text-style-name="P3" draw:layer="layout" svg:x1="17.256cm" svg:y1="5.445cm" svg:x2="17.891cm" svg:y2="10.779cm">
          <text:p/>
        </draw:line>
        <draw:line draw:style-name="gr15" draw:text-style-name="P3" draw:layer="layout" svg:x1="25.384cm" svg:y1="13.192cm" svg:x2="21.193cm" svg:y2="6.842cm">
          <text:p/>
        </draw:line>
        <draw:frame draw:style-name="gr16" draw:text-style-name="P8" draw:layer="layout" svg:width="1.628cm" svg:height="0.704cm" svg:x="22.971cm" svg:y="8.239cm">
          <draw:text-box>
            <text:p><text:span text:style-name="T2">Rout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initial-creator>Tyler Folsom</meta:initial-creator>
    <meta:creation-date>2007-10-18T14:30:09</meta:creation-date>
    <dc:date>2013-06-01T11:47:13</dc:date>
    <dc:language>en-CA</dc:language>
    <meta:editing-cycles>21</meta:editing-cycles>
    <meta:editing-duration>PT6H2M17S</meta:editing-duration>
    <dc:creator>Tyler Folsom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